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74f1" officeooo:paragraph-rsid="001f74f1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1696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text:span text:style-name="T1"> </text:span><text:span text:style-name="T2">O algoritmo cria uma árvore de soluções. Quando uma restrição (constraint) é encontrada, o nó é removido e a cadeia de soluções a partir desse nó não precisa ser percorrida pelo algoritmo, reduzindo o tempo de execução do mes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2:12:04.965439940</meta:creation-date>
    <dc:date>2020-11-20T17:09:01.898081728</dc:date>
    <meta:editing-duration>PT3H36M46S</meta:editing-duration>
    <meta:editing-cycles>1</meta:editing-cycles>
    <meta:document-statistic meta:table-count="0" meta:image-count="0" meta:object-count="0" meta:page-count="1" meta:paragraph-count="1" meta:word-count="40" meta:character-count="232" meta:non-whitespace-character-count="193"/>
    <meta:generator>LibreOffice/6.0.7.3$Linux_X86_64 LibreOffice_project/00m0$Build-3</meta:generator>
  </office:meta>
</office:document-meta>
</file>